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AN4]" style:apply-style-name="Result" style:base-cell-address="Sheet1.B4"/>
    </style:style>
    <style:style style:name="ce3" style:family="table-cell" style:parent-style-name="Default">
      <style:map style:condition="cell-content()=[.$AN4]" style:apply-style-name="Result" style:base-cell-address="Sheet1.C4"/>
    </style:style>
    <style:style style:name="ce4" style:family="table-cell" style:parent-style-name="Default">
      <style:map style:condition="cell-content()=[.$AL4]" style:apply-style-name="Result" style:base-cell-address="Sheet1.D4"/>
    </style:style>
    <style:style style:name="ce5" style:family="table-cell" style:parent-style-name="Default">
      <style:map style:condition="cell-content()=[.$AN4]" style:apply-style-name="Result" style:base-cell-address="Sheet1.H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4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28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37 components</text:p>
          </table:table-cell>
          <table:table-cell table:style-name="Default" table:number-columns-repeated="3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8"/>
          <table:table-cell table:style-name="ce1" table:number-columns-repeated="3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size of solution (nof_nodes) plain nof_nodes</text:p>
          </table:table-cell>
          <table:table-cell table:style-name="Default" office:value-type="string" calcext:value-type="string">
            <text:p>size of solution (nof_comp)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table:style-name="Default" office:value-type="string" calcext:value-type="string">
            <text:p>size of solution (nof_nodes) nof_nodes</text:p>
          </table:table-cell>
          <table:table-cell table:style-name="Default" office:value-type="string" calcext:value-type="string">
            <text:p>size of solution (nof_comp)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ce1" office:value-type="string" calcext:value-type="string">
            <text:p><text:s/>solution with templates nof_nodes</text:p>
          </table:table-cell>
          <table:table-cell table:style-name="ce1" table:number-columns-repeated="2"/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ce1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ce1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ce1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ce1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60663" calcext:value-type="float">
            <text:p>0.0606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32428" calcext:value-type="float">
            <text:p>0.03242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45811" calcext:value-type="float">
            <text:p>0.945811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/>
          <table:table-cell office:value-type="float" office:value="0.029756" calcext:value-type="float">
            <text:p>0.02975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4704" calcext:value-type="float">
            <text:p>0.0247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757254" calcext:value-type="float">
            <text:p>0.75725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1925" calcext:value-type="float">
            <text:p>0.021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078" calcext:value-type="float">
            <text:p>0.0207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35925" calcext:value-type="float">
            <text:p>0.935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1403" calcext:value-type="float">
            <text:p>0.0314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41258" calcext:value-type="float">
            <text:p>0.04125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84004" calcext:value-type="float">
            <text:p>0.9840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7869" calcext:value-type="float">
            <text:p>0.02786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0546" calcext:value-type="float">
            <text:p>0.03054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.081863" calcext:value-type="float">
            <text:p>1.0818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:.AK4])" office:value-type="float" office:value="0.02078" calcext:value-type="float">
            <text:p>0.02078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61636" calcext:value-type="float">
            <text:p>0.0616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27036" calcext:value-type="float">
            <text:p>0.0270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17539" calcext:value-type="float">
            <text:p>0.817539</text:p>
          </table:table-cell>
          <table:table-cell office:value-type="string" calcext:value-type="string">
            <text:p>foldl (List &amp;0) (List &amp;0) (append &amp;0) (nil &amp;0) _0</text:p>
          </table:table-cell>
          <table:table-cell table:number-columns-repeated="2"/>
          <table:table-cell office:value-type="float" office:value="0.029272" calcext:value-type="float">
            <text:p>0.02927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27483" calcext:value-type="float">
            <text:p>0.02748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726535" calcext:value-type="float">
            <text:p>0.72653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67102" calcext:value-type="float">
            <text:p>0.0671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58098" calcext:value-type="float">
            <text:p>0.05809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557553" calcext:value-type="float">
            <text:p>0.55755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551" calcext:value-type="float">
            <text:p>0.1551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195074" calcext:value-type="float">
            <text:p>0.195074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995802" calcext:value-type="float">
            <text:p>0.9958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05907" calcext:value-type="float">
            <text:p>0.105907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05522" calcext:value-type="float">
            <text:p>0.10552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.111968" calcext:value-type="float">
            <text:p>1.11196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:.AK5])" office:value-type="float" office:value="0.027036" calcext:value-type="float">
            <text:p>0.027036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4608" calcext:value-type="float">
            <text:p>0.04608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24235" calcext:value-type="float">
            <text:p>0.02423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280804" calcext:value-type="float">
            <text:p>0.280804</text:p>
          </table:table-cell>
          <table:table-cell office:value-type="string" calcext:value-type="string">
            <text:p>reverse &amp;0 (tail &amp;0 (reverse &amp;0 _0))</text:p>
          </table:table-cell>
          <table:table-cell table:number-columns-repeated="2"/>
          <table:table-cell office:value-type="float" office:value="0.0232" calcext:value-type="float">
            <text:p>0.023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17865" calcext:value-type="float">
            <text:p>0.01786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525071" calcext:value-type="float">
            <text:p>0.52507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70502" calcext:value-type="float">
            <text:p>0.0705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4836" calcext:value-type="float">
            <text:p>0.06483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8805" calcext:value-type="float">
            <text:p>83.8805</text:p>
          </table:table-cell>
          <table:table-cell office:value-type="string" calcext:value-type="string">
            <text:p>Not found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57033" calcext:value-type="float">
            <text:p>0.057033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22727" calcext:value-type="float">
            <text:p>83.22727</text:p>
          </table:table-cell>
          <table:table-cell office:value-type="string" calcext:value-type="string">
            <text:p>Not found</text:p>
          </table:table-cell>
          <table:table-cell office:value-type="float" office:value="0.038447" calcext:value-type="float">
            <text:p>0.03844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39519" calcext:value-type="float">
            <text:p>0.03951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384141" calcext:value-type="float">
            <text:p>83.384141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6:.AK6])" office:value-type="float" office:value="0.017865" calcext:value-type="float">
            <text:p>0.017865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196164" calcext:value-type="float">
            <text:p>0.19616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4318" calcext:value-type="float">
            <text:p>0.0843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53722" calcext:value-type="float">
            <text:p>2.53722</text:p>
          </table:table-cell>
          <table:table-cell office:value-type="string" calcext:value-type="string">
            <text:p>filter Int (b_neq (maximum _0)) _0</text:p>
          </table:table-cell>
          <table:table-cell table:number-columns-repeated="2"/>
          <table:table-cell office:value-type="float" office:value="0.115739" calcext:value-type="float">
            <text:p>0.1157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6939" calcext:value-type="float">
            <text:p>0.069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2.927705" calcext:value-type="float">
            <text:p>2.927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3705" calcext:value-type="float">
            <text:p>0.043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52244" calcext:value-type="float">
            <text:p>0.0522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42433" calcext:value-type="float">
            <text:p>0.14243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2456" calcext:value-type="float">
            <text:p>0.042456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4441" calcext:value-type="float">
            <text:p>0.0444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290062" calcext:value-type="float">
            <text:p>0.29006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2041" calcext:value-type="float">
            <text:p>0.0420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1823" calcext:value-type="float">
            <text:p>0.04182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293102" calcext:value-type="float">
            <text:p>0.29310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7:.AK7])" office:value-type="float" office:value="0.041823" calcext:value-type="float">
            <text:p>0.041823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18.383183" calcext:value-type="float">
            <text:p>18.38318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.265794" calcext:value-type="float">
            <text:p>6.26579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.570602" calcext:value-type="float">
            <text:p>45.570602</text:p>
          </table:table-cell>
          <table:table-cell office:value-type="string" calcext:value-type="string">
            <text:p>Not found</text:p>
          </table:table-cell>
          <table:table-cell table:number-columns-repeated="2"/>
          <table:table-cell office:value-type="float" office:value="9.592995" calcext:value-type="float">
            <text:p>9.59299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8.185943" calcext:value-type="float">
            <text:p>8.185943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54.847823" calcext:value-type="float">
            <text:p>54.847823</text:p>
          </table:table-cell>
          <table:table-cell office:value-type="string" calcext:value-type="string">
            <text:p>Not found</text:p>
          </table:table-cell>
          <table:table-cell office:value-type="float" office:value="10.307361" calcext:value-type="float">
            <text:p>10.307361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0.133649" calcext:value-type="float">
            <text:p>10.133649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60.512267" calcext:value-type="float">
            <text:p>60.512267</text:p>
          </table:table-cell>
          <table:table-cell office:value-type="string" calcext:value-type="string">
            <text:p>Not found</text:p>
          </table:table-cell>
          <table:table-cell office:value-type="float" office:value="29.383193" calcext:value-type="float">
            <text:p>29.38319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21.710284" calcext:value-type="float">
            <text:p>21.71028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59.836701" calcext:value-type="float">
            <text:p>59.836701</text:p>
          </table:table-cell>
          <table:table-cell office:value-type="string" calcext:value-type="string">
            <text:p>Not found</text:p>
          </table:table-cell>
          <table:table-cell office:value-type="float" office:value="25.259067" calcext:value-type="float">
            <text:p>25.259067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8.892223" calcext:value-type="float">
            <text:p>18.89222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59.613855" calcext:value-type="float">
            <text:p>59.613855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:.AK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44804" calcext:value-type="float">
            <text:p>0.04480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20214" calcext:value-type="float">
            <text:p>0.02021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39112" calcext:value-type="float">
            <text:p>0.39112</text:p>
          </table:table-cell>
          <table:table-cell office:value-type="string" calcext:value-type="string">
            <text:p>b_foldNatNat (List Int) (con Int) (nil Int) _0</text:p>
          </table:table-cell>
          <table:table-cell table:number-columns-repeated="2"/>
          <table:table-cell office:value-type="float" office:value="0.032351" calcext:value-type="float">
            <text:p>0.03235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4886" calcext:value-type="float">
            <text:p>0.024886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437402" calcext:value-type="float">
            <text:p>0.43740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57409" calcext:value-type="float">
            <text:p>0.257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759" calcext:value-type="float">
            <text:p>0.275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12245" calcext:value-type="float">
            <text:p>0.312245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90397" calcext:value-type="float">
            <text:p>0.39039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421418" calcext:value-type="float">
            <text:p>0.421418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24409" calcext:value-type="float">
            <text:p>0.324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64752" calcext:value-type="float">
            <text:p>0.26475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61322" calcext:value-type="float">
            <text:p>0.26132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25671" calcext:value-type="float">
            <text:p>0.32567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9:.AK9])" office:value-type="float" office:value="0.020214" calcext:value-type="float">
            <text:p>0.020214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1813" calcext:value-type="float">
            <text:p>0.00181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08407" calcext:value-type="float">
            <text:p>16.608407</text:p>
          </table:table-cell>
          <table:table-cell office:value-type="string" calcext:value-type="string">
            <text:p>prod (b_foldNat (List Int) (map Int Int b_succ) (enumTo _0) b_zero)</text:p>
          </table:table-cell>
          <table:table-cell table:number-columns-repeated="2"/>
          <table:table-cell office:value-type="float" office:value="0.001907" calcext:value-type="float">
            <text:p>0.001907</text:p>
          </table:table-cell>
          <table:table-cell office:value-type="string" calcext:value-type="string">
            <text:p>prod (enumTo _0)</text:p>
          </table:table-cell>
          <table:table-cell office:value-type="float" office:value="0.002294" calcext:value-type="float">
            <text:p>0.002294</text:p>
          </table:table-cell>
          <table:table-cell office:value-type="string" calcext:value-type="string">
            <text:p>prod (enumTo _0)</text:p>
          </table:table-cell>
          <table:table-cell office:value-type="float" office:value="15.11841" calcext:value-type="float">
            <text:p>15.11841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0.000914" calcext:value-type="float">
            <text:p>0.000914</text:p>
          </table:table-cell>
          <table:table-cell office:value-type="string" calcext:value-type="string">
            <text:p>prod (enumTo _0)</text:p>
          </table:table-cell>
          <table:table-cell office:value-type="float" office:value="0.001221" calcext:value-type="float">
            <text:p>0.001221</text:p>
          </table:table-cell>
          <table:table-cell office:value-type="string" calcext:value-type="string">
            <text:p>prod (enumTo _0)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prod (enumTo _0)</text:p>
          </table:table-cell>
          <table:table-cell office:value-type="float" office:value="0.00258" calcext:value-type="float">
            <text:p>0.00258</text:p>
          </table:table-cell>
          <table:table-cell office:value-type="string" calcext:value-type="string">
            <text:p>prod (enumTo _0)</text:p>
          </table:table-cell>
          <table:table-cell office:value-type="float" office:value="0.00271" calcext:value-type="float">
            <text:p>0.00271</text:p>
          </table:table-cell>
          <table:table-cell office:value-type="string" calcext:value-type="string">
            <text:p>prod (enumTo _0)</text:p>
          </table:table-cell>
          <table:table-cell office:value-type="float" office:value="0.006643" calcext:value-type="float">
            <text:p>0.006643</text:p>
          </table:table-cell>
          <table:table-cell office:value-type="string" calcext:value-type="string">
            <text:p>prod (enumTo _0)</text:p>
          </table:table-cell>
          <table:table-cell office:value-type="float" office:value="0.002518" calcext:value-type="float">
            <text:p>0.002518</text:p>
          </table:table-cell>
          <table:table-cell office:value-type="string" calcext:value-type="string">
            <text:p>prod (enumTo _0)</text:p>
          </table:table-cell>
          <table:table-cell office:value-type="float" office:value="0.002904" calcext:value-type="float">
            <text:p>0.002904</text:p>
          </table:table-cell>
          <table:table-cell office:value-type="string" calcext:value-type="string">
            <text:p>prod (enumTo _0)</text:p>
          </table:table-cell>
          <table:table-cell office:value-type="float" office:value="0.006585" calcext:value-type="float">
            <text:p>0.006585</text:p>
          </table:table-cell>
          <table:table-cell office:value-type="string" calcext:value-type="string">
            <text:p>prod (enumTo _0)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:.AK10])" office:value-type="float" office:value="0.000914" calcext:value-type="float">
            <text:p>0.000914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.0008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1171" calcext:value-type="float">
            <text:p>0.00117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892" calcext:value-type="float">
            <text:p>0.000892</text:p>
          </table:table-cell>
          <table:table-cell office:value-type="string" calcext:value-type="string">
            <text:p>head &amp;0 (reverse &amp;0 _0)</text:p>
          </table:table-cell>
          <table:table-cell table:number-columns-repeated="2"/>
          <table:table-cell office:value-type="float" office:value="0.001007" calcext:value-type="float">
            <text:p>0.0010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97" calcext:value-type="float">
            <text:p>0.00099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29" calcext:value-type="float">
            <text:p>0.000929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67" calcext:value-type="float">
            <text:p>0.00096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25" calcext:value-type="float">
            <text:p>0.0012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038" calcext:value-type="float">
            <text:p>0.00103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2255" calcext:value-type="float">
            <text:p>0.0022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3347" calcext:value-type="float">
            <text:p>0.00334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4153" calcext:value-type="float">
            <text:p>0.00415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07" calcext:value-type="float">
            <text:p>0.0012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644" calcext:value-type="float">
            <text:p>0.00164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95" calcext:value-type="float">
            <text:p>0.0012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:.AK11])" office:value-type="float" office:value="0.000825" calcext:value-type="float">
            <text:p>0.00082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.42976" calcext:value-type="float">
            <text:p>5.4297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33549" calcext:value-type="float">
            <text:p>0.3354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032337" calcext:value-type="float">
            <text:p>3.032337</text:p>
          </table:table-cell>
          <table:table-cell office:value-type="string" calcext:value-type="string">
            <text:p>foldr &amp;0 Int (const (Int -&gt; Int) &amp;0 b_succ) b_zero _0</text:p>
          </table:table-cell>
          <table:table-cell table:number-columns-repeated="2"/>
          <table:table-cell office:value-type="float" office:value="2.656465" calcext:value-type="float">
            <text:p>2.65646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416403" calcext:value-type="float">
            <text:p>1.41640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4.46381" calcext:value-type="float">
            <text:p>4.4638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149805" calcext:value-type="float">
            <text:p>2.14980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38304" calcext:value-type="float">
            <text:p>1.3830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228571" calcext:value-type="float">
            <text:p>1.22857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258789" calcext:value-type="float">
            <text:p>3.2587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.776223" calcext:value-type="float">
            <text:p>1.77622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215685" calcext:value-type="float">
            <text:p>2.215685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8.832364" calcext:value-type="float">
            <text:p>8.83236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4.007639" calcext:value-type="float">
            <text:p>4.00763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291459" calcext:value-type="float">
            <text:p>3.29145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:.AK12])" office:value-type="float" office:value="0.33549" calcext:value-type="float">
            <text:p>0.33549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72728" calcext:value-type="float">
            <text:p>0.072728</text:p>
          </table:table-cell>
          <table:table-cell office:value-type="string" calcext:value-type="string">
            <text:p>map Int Int (b_add _0) _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86511" calcext:value-type="float">
            <text:p>0.086511</text:p>
          </table:table-cell>
          <table:table-cell office:value-type="string" calcext:value-type="string">
            <text:p>map Int Int (b_add _0) _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061657" calcext:value-type="float">
            <text:p>1.061657</text:p>
          </table:table-cell>
          <table:table-cell office:value-type="string" calcext:value-type="string">
            <text:p>map Int Int (b_add _0) _1</text:p>
          </table:table-cell>
          <table:table-cell table:number-columns-repeated="2"/>
          <table:table-cell office:value-type="float" office:value="0.057073" calcext:value-type="float">
            <text:p>0.05707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8602" calcext:value-type="float">
            <text:p>0.088602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3819" calcext:value-type="float">
            <text:p>0.7381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27367" calcext:value-type="float">
            <text:p>0.02736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9916" calcext:value-type="float">
            <text:p>0.049916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8952" calcext:value-type="float">
            <text:p>0.088952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38774" calcext:value-type="float">
            <text:p>0.038774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5645" calcext:value-type="float">
            <text:p>0.045645</text:p>
          </table:table-cell>
          <table:table-cell office:value-type="string" calcext:value-type="string">
            <text:p>map Int Int (b_add _0) _1</text:p>
          </table:table-cell>
          <table:table-cell office:value-type="float" office:value="0.302391" calcext:value-type="float">
            <text:p>0.302391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33167" calcext:value-type="float">
            <text:p>0.03316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1566" calcext:value-type="float">
            <text:p>0.041566</text:p>
          </table:table-cell>
          <table:table-cell office:value-type="string" calcext:value-type="string">
            <text:p>map Int Int (b_add _0) _1</text:p>
          </table:table-cell>
          <table:table-cell office:value-type="float" office:value="0.319425" calcext:value-type="float">
            <text:p>0.319425</text:p>
          </table:table-cell>
          <table:table-cell office:value-type="string" calcext:value-type="string">
            <text:p>map Int Int (b_add _0) _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3:.AK13])" office:value-type="float" office:value="0.027367" calcext:value-type="float">
            <text:p>0.027367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1.651673" calcext:value-type="float">
            <text:p>1.65167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.060924" calcext:value-type="float">
            <text:p>1.06092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.089389" calcext:value-type="float">
            <text:p>44.089389</text:p>
          </table:table-cell>
          <table:table-cell office:value-type="string" calcext:value-type="string">
            <text:p>Not found</text:p>
          </table:table-cell>
          <table:table-cell table:number-columns-repeated="2"/>
          <table:table-cell office:value-type="float" office:value="1.569245" calcext:value-type="float">
            <text:p>1.56924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70063" calcext:value-type="float">
            <text:p>0.70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3.340286" calcext:value-type="float">
            <text:p>53.340286</text:p>
          </table:table-cell>
          <table:table-cell office:value-type="string" calcext:value-type="string">
            <text:p>Not found</text:p>
          </table:table-cell>
          <table:table-cell office:value-type="float" office:value="1.026287" calcext:value-type="float">
            <text:p>1.0262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888343" calcext:value-type="float">
            <text:p>0.88834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8.756699" calcext:value-type="float">
            <text:p>58.756699</text:p>
          </table:table-cell>
          <table:table-cell office:value-type="string" calcext:value-type="string">
            <text:p>Not found</text:p>
          </table:table-cell>
          <table:table-cell office:value-type="float" office:value="1.30687" calcext:value-type="float">
            <text:p>1.306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.041052" calcext:value-type="float">
            <text:p>1.04105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7.736686" calcext:value-type="float">
            <text:p>57.736686</text:p>
          </table:table-cell>
          <table:table-cell office:value-type="string" calcext:value-type="string">
            <text:p>Not found</text:p>
          </table:table-cell>
          <table:table-cell office:value-type="float" office:value="1.13039" calcext:value-type="float">
            <text:p>1.13039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806885" calcext:value-type="float">
            <text:p>0.80688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7.713957" calcext:value-type="float">
            <text:p>57.713957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:.AK14])" office:value-type="float" office:value="0.70063" calcext:value-type="float">
            <text:p>0.7006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67999" calcext:value-type="float">
            <text:p>0.06799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73084" calcext:value-type="float">
            <text:p>0.07308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32469" calcext:value-type="float">
            <text:p>0.732469</text:p>
          </table:table-cell>
          <table:table-cell office:value-type="string" calcext:value-type="string">
            <text:p>foldl Int Int b_max b_zero _0</text:p>
          </table:table-cell>
          <table:table-cell table:number-columns-repeated="2"/>
          <table:table-cell office:value-type="float" office:value="0.056155" calcext:value-type="float">
            <text:p>0.05615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06485" calcext:value-type="float">
            <text:p>0.0648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743522" calcext:value-type="float">
            <text:p>0.743522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52104" calcext:value-type="float">
            <text:p>0.05210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07734" calcext:value-type="float">
            <text:p>0.10773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863197" calcext:value-type="float">
            <text:p>0.86319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185733" calcext:value-type="float">
            <text:p>0.1857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160815" calcext:value-type="float">
            <text:p>0.16081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1.003901" calcext:value-type="float">
            <text:p>1.0039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30781" calcext:value-type="float">
            <text:p>0.13078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34986" calcext:value-type="float">
            <text:p>0.134986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1.006967" calcext:value-type="float">
            <text:p>1.00696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:.AK15])" office:value-type="float" office:value="0.052104" calcext:value-type="float">
            <text:p>0.05210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4.72686" calcext:value-type="float">
            <text:p>4.726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732344" calcext:value-type="float">
            <text:p>3.73234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.549188" calcext:value-type="float">
            <text:p>9.549188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/>
          <table:table-cell office:value-type="float" office:value="4.033302" calcext:value-type="float">
            <text:p>4.03330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500838" calcext:value-type="float">
            <text:p>3.50083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7.688945" calcext:value-type="float">
            <text:p>7.688945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821841" calcext:value-type="float">
            <text:p>3.821841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2.303882" calcext:value-type="float">
            <text:p>2.30388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.221033" calcext:value-type="float">
            <text:p>1.221033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4.45412" calcext:value-type="float">
            <text:p>4.4541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666386" calcext:value-type="float">
            <text:p>3.6663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51.439311" calcext:value-type="float">
            <text:p>51.439311</text:p>
          </table:table-cell>
          <table:table-cell office:value-type="string" calcext:value-type="string">
            <text:p>Not found</text:p>
          </table:table-cell>
          <table:table-cell office:value-type="float" office:value="3.461326" calcext:value-type="float">
            <text:p>3.46132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087084" calcext:value-type="float">
            <text:p>3.08708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51.686636" calcext:value-type="float">
            <text:p>51.686636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:.AK16])" office:value-type="float" office:value="1.221033" calcext:value-type="float">
            <text:p>1.22103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839367" calcext:value-type="float">
            <text:p>0.8393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162086" calcext:value-type="float">
            <text:p>0.16208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.026967" calcext:value-type="float">
            <text:p>5.026967</text:p>
          </table:table-cell>
          <table:table-cell office:value-type="string" calcext:value-type="string">
            <text:p>map &amp;0 &amp;0 (const &amp;0 &amp;0 (head &amp;0 _0)) _0</text:p>
          </table:table-cell>
          <table:table-cell table:number-columns-repeated="2"/>
          <table:table-cell office:value-type="float" office:value="0.328808" calcext:value-type="float">
            <text:p>0.3288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47395" calcext:value-type="float">
            <text:p>0.1473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802869" calcext:value-type="float">
            <text:p>0.8028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25541" calcext:value-type="float">
            <text:p>0.225541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66823" calcext:value-type="float">
            <text:p>0.16682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43008" calcext:value-type="float">
            <text:p>0.3430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15716" calcext:value-type="float">
            <text:p>0.31571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1742" calcext:value-type="float">
            <text:p>0.2174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.273248" calcext:value-type="float">
            <text:p>1.27324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89493" calcext:value-type="float">
            <text:p>0.28949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30303" calcext:value-type="float">
            <text:p>0.23030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22672" calcext:value-type="float">
            <text:p>0.32267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7:.AK17])" office:value-type="float" office:value="0.147395" calcext:value-type="float">
            <text:p>0.147395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9.721283" calcext:value-type="float">
            <text:p>9.7212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.118883" calcext:value-type="float">
            <text:p>1.1188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.954683" calcext:value-type="float">
            <text:p>39.95468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table:number-columns-repeated="2"/>
          <table:table-cell office:value-type="float" office:value="3.295139" calcext:value-type="float">
            <text:p>3.29513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869795" calcext:value-type="float">
            <text:p>0.86979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1.55407" calcext:value-type="float">
            <text:p>21.55407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368978" calcext:value-type="float">
            <text:p>1.368978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702932" calcext:value-type="float">
            <text:p>0.70293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4.574752" calcext:value-type="float">
            <text:p>4.57475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.01591" calcext:value-type="float">
            <text:p>2.01591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088024" calcext:value-type="float">
            <text:p>1.088024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57.627156" calcext:value-type="float">
            <text:p>57.627156</text:p>
          </table:table-cell>
          <table:table-cell office:value-type="string" calcext:value-type="string">
            <text:p>Not found</text:p>
          </table:table-cell>
          <table:table-cell office:value-type="float" office:value="1.774189" calcext:value-type="float">
            <text:p>1.77418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89619" calcext:value-type="float">
            <text:p>0.8961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50.046045" calcext:value-type="float">
            <text:p>50.0460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:.AK18])" office:value-type="float" office:value="0.702932" calcext:value-type="float">
            <text:p>0.702932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20369" calcext:value-type="float">
            <text:p>0.2036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62077" calcext:value-type="float">
            <text:p>0.06207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.488398" calcext:value-type="float">
            <text:p>3.488398</text:p>
          </table:table-cell>
          <table:table-cell office:value-type="string" calcext:value-type="string">
            <text:p>b_foldNat (List &amp;0) (con &amp;0 _0) (nil &amp;0) _1</text:p>
          </table:table-cell>
          <table:table-cell table:number-columns-repeated="2"/>
          <table:table-cell office:value-type="float" office:value="0.047194" calcext:value-type="float">
            <text:p>0.04719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48736" calcext:value-type="float">
            <text:p>0.04873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860193" calcext:value-type="float">
            <text:p>1.86019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3966" calcext:value-type="float">
            <text:p>0.0396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35631" calcext:value-type="float">
            <text:p>0.03563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237007" calcext:value-type="float">
            <text:p>0.23700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74687" calcext:value-type="float">
            <text:p>0.07468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94596" calcext:value-type="float">
            <text:p>0.09459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070959" calcext:value-type="float">
            <text:p>1.07095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58551" calcext:value-type="float">
            <text:p>0.05855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7356" calcext:value-type="float">
            <text:p>0.06735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095817" calcext:value-type="float">
            <text:p>1.09581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19:.AK19])" office:value-type="float" office:value="0.035631" calcext:value-type="float">
            <text:p>0.035631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5.773842" calcext:value-type="float">
            <text:p>15.7738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49408" calcext:value-type="float">
            <text:p>0.34940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.784794" calcext:value-type="float">
            <text:p>9.78479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table:number-columns-repeated="2"/>
          <table:table-cell office:value-type="float" office:value="0.513571" calcext:value-type="float">
            <text:p>0.51357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254265" calcext:value-type="float">
            <text:p>0.25426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1.779021" calcext:value-type="float">
            <text:p>11.7790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254063" calcext:value-type="float">
            <text:p>1.25406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740099" calcext:value-type="float">
            <text:p>0.74009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3.053304" calcext:value-type="float">
            <text:p>33.05330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6.442474" calcext:value-type="float">
            <text:p>6.44247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.943672" calcext:value-type="float">
            <text:p>2.94367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8.628601" calcext:value-type="float">
            <text:p>48.62860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.081202" calcext:value-type="float">
            <text:p>3.08120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567952" calcext:value-type="float">
            <text:p>1.56795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1.265185" calcext:value-type="float">
            <text:p>41.26518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0:.AK20])" office:value-type="float" office:value="0.254265" calcext:value-type="float">
            <text:p>0.254265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92.193623" calcext:value-type="float">
            <text:p>192.19362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.597611" calcext:value-type="float">
            <text:p>6.59761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6.808739" calcext:value-type="float">
            <text:p>76.808739</text:p>
          </table:table-cell>
          <table:table-cell office:value-type="string" calcext:value-type="string">
            <text:p>Not found</text:p>
          </table:table-cell>
          <table:table-cell table:number-columns-repeated="2"/>
          <table:table-cell office:value-type="float" office:value="14.318613" calcext:value-type="float">
            <text:p>14.3186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4.396909" calcext:value-type="float">
            <text:p>4.39690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0.441523" calcext:value-type="float">
            <text:p>90.441523</text:p>
          </table:table-cell>
          <table:table-cell office:value-type="string" calcext:value-type="string">
            <text:p>Not found</text:p>
          </table:table-cell>
          <table:table-cell office:value-type="float" office:value="4.352798" calcext:value-type="float">
            <text:p>4.35279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.491215" calcext:value-type="float">
            <text:p>2.491215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5.81899" calcext:value-type="float">
            <text:p>95.81899</text:p>
          </table:table-cell>
          <table:table-cell office:value-type="string" calcext:value-type="string">
            <text:p>Not found</text:p>
          </table:table-cell>
          <table:table-cell office:value-type="float" office:value="6.476007" calcext:value-type="float">
            <text:p>6.4760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5.149249" calcext:value-type="float">
            <text:p>5.14924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4.875343" calcext:value-type="float">
            <text:p>94.875343</text:p>
          </table:table-cell>
          <table:table-cell office:value-type="string" calcext:value-type="string">
            <text:p>Not found</text:p>
          </table:table-cell>
          <table:table-cell office:value-type="float" office:value="4.264716" calcext:value-type="float">
            <text:p>4.264716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.414742" calcext:value-type="float">
            <text:p>2.41474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5.397397" calcext:value-type="float">
            <text:p>95.397397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:.AK21])" office:value-type="float" office:value="2.414742" calcext:value-type="float">
            <text:p>2.41474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50022" calcext:value-type="float">
            <text:p>0.050022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24654" calcext:value-type="float">
            <text:p>0.024654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89478" calcext:value-type="float">
            <text:p>0.689478</text:p>
          </table:table-cell>
          <table:table-cell office:value-type="string" calcext:value-type="string">
            <text:p>foldl Int Int b_add b_zero _0</text:p>
          </table:table-cell>
          <table:table-cell table:number-columns-repeated="2"/>
          <table:table-cell office:value-type="float" office:value="0.032457" calcext:value-type="float">
            <text:p>0.0324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4043" calcext:value-type="float">
            <text:p>0.02404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0993" calcext:value-type="float">
            <text:p>0.7099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9597" calcext:value-type="float">
            <text:p>0.02959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029754" calcext:value-type="float">
            <text:p>0.02975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812001" calcext:value-type="float">
            <text:p>0.812001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087835" calcext:value-type="float">
            <text:p>0.0878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82758" calcext:value-type="float">
            <text:p>0.08275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964171" calcext:value-type="float">
            <text:p>0.9641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6931" calcext:value-type="float">
            <text:p>0.0693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67294" calcext:value-type="float">
            <text:p>0.0672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965977" calcext:value-type="float">
            <text:p>0.96597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2:.AK22])" office:value-type="float" office:value="0.024043" calcext:value-type="float">
            <text:p>0.024043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1" table:number-columns-repeated="3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2])" office:value-type="float" office:value="13.1329481578947" calcext:value-type="float">
            <text:p>13.1329481579</text:p>
          </table:table-cell>
          <table:table-cell table:style-name="Default" table:number-columns-repeated="3"/>
          <table:table-cell table:style-name="Default" table:formula="of:=AVERAGE([.F4:.F22])" office:value-type="float" office:value="1.05581884210526" calcext:value-type="float">
            <text:p>1.0558188421</text:p>
          </table:table-cell>
          <table:table-cell table:style-name="Default" table:number-columns-repeated="3"/>
          <table:table-cell table:style-name="Default" table:formula="of:=AVERAGE([.J4:.J22])" office:value-type="float" office:value="13.7563417894737" calcext:value-type="float">
            <text:p>13.7563417895</text:p>
          </table:table-cell>
          <table:table-cell table:style-name="ce1" table:number-columns-repeated="3"/>
          <table:table-cell table:style-name="Default" table:formula="of:=AVERAGE([.N4:.N22])" office:value-type="float" office:value="1.93338152631579" calcext:value-type="float">
            <text:p>1.9333815263</text:p>
          </table:table-cell>
          <table:table-cell table:style-name="Default"/>
          <table:table-cell table:style-name="Default" table:formula="of:=AVERAGE([.P4:.P22])" office:value-type="float" office:value="1.04558042105263" calcext:value-type="float">
            <text:p>1.0455804211</text:p>
          </table:table-cell>
          <table:table-cell table:style-name="Default"/>
          <table:table-cell table:style-name="Default" table:formula="of:=AVERAGE([.R4:.R22])" office:value-type="float" office:value="14.1822888421053" calcext:value-type="float">
            <text:p>14.1822888421</text:p>
          </table:table-cell>
          <table:table-cell table:style-name="ce1"/>
          <table:table-cell table:style-name="Default" table:formula="of:=AVERAGE([.T4:.T22])" office:value-type="float" office:value="1.32199610526316" calcext:value-type="float">
            <text:p>1.3219961053</text:p>
          </table:table-cell>
          <table:table-cell table:style-name="Default"/>
          <table:table-cell table:style-name="Default" table:formula="of:=AVERAGE([.V4:.V22])" office:value-type="float" office:value="1.02670115789474" calcext:value-type="float">
            <text:p>1.0267011579</text:p>
          </table:table-cell>
          <table:table-cell table:style-name="Default"/>
          <table:table-cell table:style-name="Default" table:formula="of:=AVERAGE([.X4:.X22])" office:value-type="float" office:value="18.0705748947368" calcext:value-type="float">
            <text:p>18.0705748947</text:p>
          </table:table-cell>
          <table:table-cell table:style-name="ce1"/>
          <table:table-cell table:style-name="Default" table:formula="of:=AVERAGE([.Z4:.Z22])" office:value-type="float" office:value="2.87989468421053" calcext:value-type="float">
            <text:p>2.8798946842</text:p>
          </table:table-cell>
          <table:table-cell table:style-name="Default"/>
          <table:table-cell table:style-name="Default" table:formula="of:=AVERAGE([.AB4:.AB22])" office:value-type="float" office:value="2.03902131578947" calcext:value-type="float">
            <text:p>2.0390213158</text:p>
          </table:table-cell>
          <table:table-cell table:style-name="Default"/>
          <table:table-cell table:style-name="Default" table:formula="of:=AVERAGE([.AD4:.AD22])" office:value-type="float" office:value="24.3582366315789" calcext:value-type="float">
            <text:p>24.3582366316</text:p>
          </table:table-cell>
          <table:table-cell table:style-name="ce1"/>
          <table:table-cell table:style-name="Default" table:formula="of:=AVERAGE([.AF4:.AF22])" office:value-type="float" office:value="2.571963" calcext:value-type="float">
            <text:p>2.571963</text:p>
          </table:table-cell>
          <table:table-cell table:style-name="Default"/>
          <table:table-cell table:style-name="Default" table:formula="of:=AVERAGE([.AH4:.AH22])" office:value-type="float" office:value="1.72092105263158" calcext:value-type="float">
            <text:p>1.7209210526</text:p>
          </table:table-cell>
          <table:table-cell table:style-name="Default"/>
          <table:table-cell table:style-name="Default" table:formula="of:=AVERAGE([.AJ4:.AJ22])" office:value-type="float" office:value="23.6278956315789" calcext:value-type="float">
            <text:p>23.627895631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 table:number-columns-repeated="3"/>
          <table:table-cell table:style-name="Default" office:value-type="string" calcext:value-type="string">
            <text:p>19/19</text:p>
          </table:table-cell>
          <table:table-cell table:style-name="Default" table:number-columns-repeated="3"/>
          <table:table-cell table:style-name="ce1" office:value-type="string" calcext:value-type="string">
            <text:p>16/19</text:p>
          </table:table-cell>
          <table:table-cell table:style-name="ce1" table:number-columns-repeated="2"/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6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22])" office:value-type="float" office:value="13.1329481578947" calcext:value-type="float">
            <text:p>13.1329481579</text:p>
          </table:table-cell>
          <table:table-cell table:style-name="Default" table:number-columns-repeated="3"/>
          <table:table-cell table:style-name="Default" table:formula="of:=AVERAGE([.F4:.F22])" office:value-type="float" office:value="1.05581884210526" calcext:value-type="float">
            <text:p>1.0558188421</text:p>
          </table:table-cell>
          <table:table-cell table:style-name="Default" table:number-columns-repeated="3"/>
          <table:table-cell table:style-name="Default" table:formula="of:=AVERAGE([.J4:.J7];[.J9:.J13];[.J15:.J20];[.J22])" office:value-type="float" office:value="5.93136025" calcext:value-type="float">
            <text:p>5.93136025</text:p>
          </table:table-cell>
          <table:table-cell table:style-name="ce1" table:number-columns-repeated="3"/>
          <table:table-cell table:style-name="Default" table:formula="of:=AVERAGE([.N4:.N22])" office:value-type="float" office:value="1.93338152631579" calcext:value-type="float">
            <text:p>1.9333815263</text:p>
          </table:table-cell>
          <table:table-cell table:style-name="Default"/>
          <table:table-cell table:style-name="Default" table:formula="of:=AVERAGE([.P4:.P22])" office:value-type="float" office:value="1.04558042105263" calcext:value-type="float">
            <text:p>1.0455804211</text:p>
          </table:table-cell>
          <table:table-cell table:style-name="Default"/>
          <table:table-cell table:style-name="Default" table:formula="of:=AVERAGE([.R4:.R7];[.R9:.R13];[.R15:.R20];[.R22])" office:value-type="float" office:value="4.427116" calcext:value-type="float">
            <text:p>4.427116</text:p>
          </table:table-cell>
          <table:table-cell table:style-name="ce1"/>
          <table:table-cell table:style-name="Default" table:formula="of:=AVERAGE([.T4:.T22])" office:value-type="float" office:value="1.32199610526316" calcext:value-type="float">
            <text:p>1.3219961053</text:p>
          </table:table-cell>
          <table:table-cell table:style-name="Default"/>
          <table:table-cell table:style-name="Default" table:formula="of:=AVERAGE([.V4:.V22])" office:value-type="float" office:value="1.02670115789474" calcext:value-type="float">
            <text:p>1.0267011579</text:p>
          </table:table-cell>
          <table:table-cell table:style-name="Default"/>
          <table:table-cell table:style-name="Default" table:formula="of:=AVERAGE([.X4:.X5];[.X7];[.X9:.X13];[.X15:.X20];[.X22])" office:value-type="float" office:value="2.95816446666667" calcext:value-type="float">
            <text:p>2.9581644667</text:p>
          </table:table-cell>
          <table:table-cell table:style-name="ce1"/>
          <table:table-cell table:style-name="Default" table:formula="of:=AVERAGE([.Z4:.Z22])" office:value-type="float" office:value="2.87989468421053" calcext:value-type="float">
            <text:p>2.8798946842</text:p>
          </table:table-cell>
          <table:table-cell table:style-name="Default"/>
          <table:table-cell table:style-name="Default" table:formula="of:=AVERAGE([.AB4:.AB22])" office:value-type="float" office:value="2.03902131578947" calcext:value-type="float">
            <text:p>2.0390213158</text:p>
          </table:table-cell>
          <table:table-cell table:style-name="Default"/>
          <table:table-cell table:style-name="Default" table:formula="of:=AVERAGE([.AD4:.AD5];[.AD7:.AD13];[.AD15];[.AD17];[.AD19:.AD20];[.AD22])" office:value-type="float" office:value="8.42148071428571" calcext:value-type="float">
            <text:p>8.4214807143</text:p>
          </table:table-cell>
          <table:table-cell table:style-name="ce1"/>
          <table:table-cell table:style-name="Default" table:formula="of:=AVERAGE([.AF4:.AF22])" office:value-type="float" office:value="2.571963" calcext:value-type="float">
            <text:p>2.571963</text:p>
          </table:table-cell>
          <table:table-cell table:style-name="Default"/>
          <table:table-cell table:style-name="Default" table:formula="of:=AVERAGE([.AH4:.AH22])" office:value-type="float" office:value="1.72092105263158" calcext:value-type="float">
            <text:p>1.7209210526</text:p>
          </table:table-cell>
          <table:table-cell table:style-name="Default"/>
          <table:table-cell table:style-name="Default" table:formula="of:=AVERAGE([.AJ4:.AJ5];[.AJ7];[.AJ9:.AJ13];[.AJ15];[.AJ17:.AJ20];[.AJ22])" office:value-type="float" office:value="7.22385935714286" calcext:value-type="float">
            <text:p>7.223859357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2])" office:value-type="float" office:value="0.196164" calcext:value-type="float">
            <text:p>0.196164</text:p>
          </table:table-cell>
          <table:table-cell table:style-name="Default" table:number-columns-repeated="3"/>
          <table:table-cell table:style-name="Default" table:formula="of:=MEDIAN([.F4:.F22])" office:value-type="float" office:value="0.084318" calcext:value-type="float">
            <text:p>0.084318</text:p>
          </table:table-cell>
          <table:table-cell table:style-name="Default" table:number-columns-repeated="3"/>
          <table:table-cell table:style-name="Default" table:formula="of:=MEDIAN([.J4:.J22])" office:value-type="float" office:value="3.032337" calcext:value-type="float">
            <text:p>3.032337</text:p>
          </table:table-cell>
          <table:table-cell table:style-name="ce1" table:number-columns-repeated="3"/>
          <table:table-cell table:style-name="Default" table:formula="of:=MEDIAN([.N4:.N22])" office:value-type="float" office:value="0.057073" calcext:value-type="float">
            <text:p>0.057073</text:p>
          </table:table-cell>
          <table:table-cell table:style-name="Default"/>
          <table:table-cell table:style-name="Default" table:formula="of:=MEDIAN([.P4:.P22])" office:value-type="float" office:value="0.06939" calcext:value-type="float">
            <text:p>0.06939</text:p>
          </table:table-cell>
          <table:table-cell table:style-name="Default"/>
          <table:table-cell table:style-name="Default" table:formula="of:=MEDIAN([.R4:.R22])" office:value-type="float" office:value="1.860193" calcext:value-type="float">
            <text:p>1.860193</text:p>
          </table:table-cell>
          <table:table-cell table:style-name="ce1"/>
          <table:table-cell table:style-name="Default" table:formula="of:=MEDIAN([.T4:.T22])" office:value-type="float" office:value="0.070502" calcext:value-type="float">
            <text:p>0.070502</text:p>
          </table:table-cell>
          <table:table-cell table:style-name="Default"/>
          <table:table-cell table:style-name="Default" table:formula="of:=MEDIAN([.V4:.V22])" office:value-type="float" office:value="0.107734" calcext:value-type="float">
            <text:p>0.107734</text:p>
          </table:table-cell>
          <table:table-cell table:style-name="Default"/>
          <table:table-cell table:style-name="Default" table:formula="of:=MEDIAN([.X4:.X22])" office:value-type="float" office:value="0.863197" calcext:value-type="float">
            <text:p>0.863197</text:p>
          </table:table-cell>
          <table:table-cell table:style-name="ce1"/>
          <table:table-cell table:style-name="Default" table:formula="of:=MEDIAN([.Z4:.Z22])" office:value-type="float" office:value="0.185733" calcext:value-type="float">
            <text:p>0.185733</text:p>
          </table:table-cell>
          <table:table-cell table:style-name="Default"/>
          <table:table-cell table:style-name="Default" table:formula="of:=MEDIAN([.AB4:.AB22])" office:value-type="float" office:value="0.195074" calcext:value-type="float">
            <text:p>0.195074</text:p>
          </table:table-cell>
          <table:table-cell table:style-name="Default"/>
          <table:table-cell table:style-name="Default" table:formula="of:=MEDIAN([.AD4:.AD22])" office:value-type="float" office:value="1.070959" calcext:value-type="float">
            <text:p>1.070959</text:p>
          </table:table-cell>
          <table:table-cell table:style-name="ce1"/>
          <table:table-cell table:style-name="Default" table:formula="of:=MEDIAN([.AF4:.AF22])" office:value-type="float" office:value="0.130781" calcext:value-type="float">
            <text:p>0.130781</text:p>
          </table:table-cell>
          <table:table-cell table:style-name="Default"/>
          <table:table-cell table:style-name="Default" table:formula="of:=MEDIAN([.AH4:.AH22])" office:value-type="float" office:value="0.134986" calcext:value-type="float">
            <text:p>0.134986</text:p>
          </table:table-cell>
          <table:table-cell table:style-name="Default"/>
          <table:table-cell table:style-name="Default" table:formula="of:=MEDIAN([.AJ4:.AJ22])" office:value-type="float" office:value="1.095817" calcext:value-type="float">
            <text:p>1.09581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2])" office:value-type="float" office:value="0.000825" calcext:value-type="float">
            <text:p>0.000825</text:p>
          </table:table-cell>
          <table:table-cell table:style-name="Default" table:number-columns-repeated="3"/>
          <table:table-cell table:style-name="Default" table:formula="of:=MIN([.F4:.F22])" office:value-type="float" office:value="0.001171" calcext:value-type="float">
            <text:p>0.001171</text:p>
          </table:table-cell>
          <table:table-cell table:style-name="Default" table:number-columns-repeated="3"/>
          <table:table-cell table:style-name="Default" table:formula="of:=MIN([.J4:.J22])" office:value-type="float" office:value="0.000892" calcext:value-type="float">
            <text:p>0.000892</text:p>
          </table:table-cell>
          <table:table-cell table:style-name="ce1" table:number-columns-repeated="3"/>
          <table:table-cell table:style-name="Default" table:formula="of:=MIN([.N4:.N22])" office:value-type="float" office:value="0.001007" calcext:value-type="float">
            <text:p>0.001007</text:p>
          </table:table-cell>
          <table:table-cell table:style-name="Default"/>
          <table:table-cell table:style-name="Default" table:formula="of:=MIN([.P4:.P22])" office:value-type="float" office:value="0.000997" calcext:value-type="float">
            <text:p>0.000997</text:p>
          </table:table-cell>
          <table:table-cell table:style-name="Default"/>
          <table:table-cell table:style-name="Default" table:formula="of:=MIN([.R4:.R22])" office:value-type="float" office:value="0.000929" calcext:value-type="float">
            <text:p>0.000929</text:p>
          </table:table-cell>
          <table:table-cell table:style-name="ce1"/>
          <table:table-cell table:style-name="Default" table:formula="of:=MIN([.T4:.T22])" office:value-type="float" office:value="0.000914" calcext:value-type="float">
            <text:p>0.000914</text:p>
          </table:table-cell>
          <table:table-cell table:style-name="Default"/>
          <table:table-cell table:style-name="Default" table:formula="of:=MIN([.V4:.V22])" office:value-type="float" office:value="0.001221" calcext:value-type="float">
            <text:p>0.001221</text:p>
          </table:table-cell>
          <table:table-cell table:style-name="Default"/>
          <table:table-cell table:style-name="Default" table:formula="of:=MIN([.X4:.X22])" office:value-type="float" office:value="0.001038" calcext:value-type="float">
            <text:p>0.001038</text:p>
          </table:table-cell>
          <table:table-cell table:style-name="ce1"/>
          <table:table-cell table:style-name="Default" table:formula="of:=MIN([.Z4:.Z22])" office:value-type="float" office:value="0.002255" calcext:value-type="float">
            <text:p>0.002255</text:p>
          </table:table-cell>
          <table:table-cell table:style-name="Default"/>
          <table:table-cell table:style-name="Default" table:formula="of:=MIN([.AB4:.AB22])" office:value-type="float" office:value="0.00271" calcext:value-type="float">
            <text:p>0.00271</text:p>
          </table:table-cell>
          <table:table-cell table:style-name="Default"/>
          <table:table-cell table:style-name="Default" table:formula="of:=MIN([.AD4:.AD22])" office:value-type="float" office:value="0.004153" calcext:value-type="float">
            <text:p>0.004153</text:p>
          </table:table-cell>
          <table:table-cell table:style-name="ce1"/>
          <table:table-cell table:style-name="Default" table:formula="of:=MIN([.AF4:.AF22])" office:value-type="float" office:value="0.001207" calcext:value-type="float">
            <text:p>0.001207</text:p>
          </table:table-cell>
          <table:table-cell table:style-name="Default"/>
          <table:table-cell table:style-name="Default" table:formula="of:=MIN([.AH4:.AH22])" office:value-type="float" office:value="0.001644" calcext:value-type="float">
            <text:p>0.001644</text:p>
          </table:table-cell>
          <table:table-cell table:style-name="Default"/>
          <table:table-cell table:style-name="Default" table:formula="of:=MIN([.AJ4:.AJ22])" office:value-type="float" office:value="0.001295" calcext:value-type="float">
            <text:p>0.00129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1.J4:Sheet1.AK22 Sheet1.B4:Sheet1.B22 Sheet1.F4:Sheet1.G22">
            <calcext:condition calcext:apply-style-name="Result" calcext:value="=[.$AN4]" calcext:base-cell-address="Sheet1.B4"/>
          </calcext:conditional-format>
          <calcext:conditional-format calcext:target-range-address="Sheet1.C4:Sheet1.C22">
            <calcext:condition calcext:apply-style-name="Result" calcext:value="=[.$AN4]" calcext:base-cell-address="Sheet1.C4"/>
          </calcext:conditional-format>
          <calcext:conditional-format calcext:target-range-address="Sheet1.H4:Sheet1.I22">
            <calcext:condition calcext:apply-style-name="Result" calcext:value="=[.$AN4]" calcext:base-cell-address="Sheet1.H4"/>
          </calcext:conditional-format>
          <calcext:conditional-format calcext:target-range-address="Sheet1.D4:Sheet1.E22">
            <calcext:condition calcext:apply-style-name="Result" calcext:value="=[.$AL4]" calcext:base-cell-address="Sheet1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23:45:38.559692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3T00:02:14.498892302</dc:date>
    <meta:editing-duration>PT1H7M8S</meta:editing-duration>
    <meta:editing-cycles>13</meta:editing-cycles>
    <dc:creator>Alexandra Maximova</dc:creator>
    <meta:document-statistic meta:table-count="1" meta:cell-count="832" meta:object-count="0"/>
  </office:meta>
</office:document-meta>
</file>